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b84747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6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950e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10" style:family="table-cell" style:parent-style-name="Default" style:data-style-name="N0">
      <style:table-cell-properties fo:background-color="#ffd320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66cc0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Arial"/>
    </style:style>
    <style:style style:name="ce1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6" style:family="table-cell" style:parent-style-name="Default" style:data-style-name="N0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7" style:family="table-cell" style:parent-style-name="Default" style:data-style-name="N11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7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1" office:value-type="string">
            <text:p>Yellow = Low Priority</text:p>
          </table:table-cell>
          <table:table-cell table:style-name="ce12" office:value-type="string">
            <text:p>Green = Complete</text:p>
          </table:table-cell>
          <table:table-cell table:style-name="ce14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9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5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17" office:value-type="string">
            <text:p>Research and assign proper sun location per background.</text:p>
          </table:table-cell>
          <table:table-cell table:style-name="ce10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extra color combinations for cards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Add dropshadows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Fix Eastern Africa mesh artifact (Easy).</text:p>
          </table:table-cell>
          <table:table-cell table:style-name="ce5" office:value-type="string">
            <text:p>Paint map texture with stylish elevation.</text:p>
          </table:table-cell>
          <table:table-cell table:style-name="ce5" office:value-type="string">
            <text:p>Add dropshadows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Design lock icon.</text:p>
          </table:table-cell>
          <table:table-cell table:style-name="ce5" office:value-type="string">
            <text:p>Add dropshadows.</text:p>
          </table:table-cell>
          <table:table-cell table:style-name="ce15" office:value-type="string">
            <text:p>Design map to look more interesting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Fix roan texture cutoff.</text:p>
          </table:table-cell>
          <table:table-cell table:style-name="ce5" office:value-type="string">
            <text:p>Animate Splash hyena laughing.</text:p>
          </table:table-cell>
          <table:table-cell table:style-name="ce5" office:value-type="string">
            <text:p>Fix terrain and sky cutoff.</text:p>
          </table:table-cell>
          <table:table-cell table:style-name="ce16" office:value-type="string">
            <text:p>Revert sky and terrain look.</text:p>
          </table:table-cell>
          <table:table-cell table:style-name="ce5" office:value-type="string">
            <text:p>Add dropshadows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3" office:value-type="string">
            <text:p>Add hyena eye glow for night time.</text:p>
          </table:table-cell>
          <table:table-cell table:style-name="ce10" office:value-type="string">
            <text:p>Animate Splash Maasai talking and pointing at menu sections. </text:p>
          </table:table-cell>
          <table:table-cell table:style-name="ce10" office:value-type="string">
            <text:p>Animate Maasai jumping.</text:p>
          </table:table-cell>
          <table:table-cell table:style-name="ce10" office:value-type="string">
            <text:p>Animate Vulture.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1" office:value-type="string">
            <text:p>Yellow = Low Priority</text:p>
          </table:table-cell>
          <table:table-cell table:style-name="ce12" office:value-type="string">
            <text:p>Green = Complete</text:p>
          </table:table-cell>
          <table:table-cell table:style-name="ce14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Give player options for various card and menu color settings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5" office:value-type="string">
            <text:p>Set level select buttons for Northern,Wester,and Southern Africa to constraint fixed row count 1 and Eastern and Central Africa to row count 2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0" office:value-type="string">
            <text:p>Setup a camera pan at start of game level.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0" office:value-type="string">
            <text:p>Set different music tracks per region.</text:p>
          </table:table-cell>
          <table:table-cell table:style-name="Default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1" office:value-type="string">
            <text:p>Yellow = Low Priority</text:p>
          </table:table-cell>
          <table:table-cell table:style-name="ce12" office:value-type="string">
            <text:p>Green = Complete</text:p>
          </table:table-cell>
          <table:table-cell table:style-name="ce14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Voice the names of missing antelopes.</text:p>
          </table:table-cell>
          <table:table-cell table:style-name="ce5" office:value-type="string">
            <text:p>Voice the tutorial</text:p>
          </table:table-cell>
          <table:table-cell table:style-name="ce6" office:value-type="string">
            <text:p>Voice the menu section names.</text:p>
          </table:table-cell>
          <table:table-cell table:style-name="ce6" office:value-type="string">
            <text:p>Voice the level location names.</text:p>
          </table:table-cell>
          <table:table-cell table:style-name="ce6" office:value-type="string">
            <text:p>Voice encouraging dialog for the player to hear how well they are doing.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string">
            <text:p>Maya</text:p>
          </table:table-cell>
          <table:table-cell table:style-name="ce5" office:value-type="string">
            <text:p>Voice various antelope noises.</text:p>
          </table:table-cell>
          <table:table-cell table:style-name="ce10" office:value-type="string">
            <text:p>Voice a vulture noise.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Lucian</text:p>
          </table:table-cell>
          <table:table-cell table:style-name="ce5" office:value-type="string">
            <text:p>Fix any requested sound changes.</text:p>
          </table:table-cell>
          <table:table-cell table:style-name="ce10" office:value-type="string">
            <text:p>Create extra music tracks if possible.</text:p>
          </table:table-cell>
          <table:table-cell table:style-name="ce10" office:value-type="string">
            <text:p>Create a vulture wing flap sound.</text:p>
          </table:table-cell>
          <table:table-cell table:style-name="ce10" office:value-type="string">
            <text:p>Create ambient noise tracks for different times of day.</text:p>
          </table:table-cell>
          <table:table-cell table:style-name="Default"/>
          <table:table-cell table:style-name="ce3"/>
          <table:table-cell table:number-columns-repeated="1017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12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2M49S</meta:editing-duration>
    <meta:editing-cycles>21</meta:editing-cycles>
    <meta:generator>OpenOffice/4.1.3$Win32 OpenOffice.org_project/413m1$Build-9783</meta:generator>
    <dc:date>2017-08-08T12:18:10.48</dc:date>
    <dc:creator>Matt Hunter</dc:cre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